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2d0" officeooo:paragraph-rsid="000de2d0"/>
    </style:style>
    <style:style style:name="P2" style:family="paragraph" style:parent-style-name="Standard">
      <style:text-properties officeooo:rsid="000fd407" officeooo:paragraph-rsid="000fd407"/>
    </style:style>
    <style:style style:name="P3" style:family="paragraph" style:parent-style-name="Standard" style:list-style-name="L1">
      <style:text-properties officeooo:rsid="000fd407" officeooo:paragraph-rsid="000fd407"/>
    </style:style>
    <style:style style:name="P4" style:family="paragraph" style:parent-style-name="Standard" style:list-style-name="L1">
      <style:text-properties officeooo:rsid="001147b3" officeooo:paragraph-rsid="001147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Summary Design Document</text:p>
      <text:p text:style-name="P1"/>
      <text:p text:style-name="P2">FitsViewer:</text:p>
      <text:list xml:id="list3645649846" text:style-name="L1">
        <text:list-item>
          <text:p text:style-name="P3">draw_callback() paints from pixbuf1 into drawing area, then invokes self.refresh_circles_labels()</text:p>
        </text:list-item>
        <text:list-item>
          <text:p text:style-name="P4">load_file() will trigger reload_files() if something has changed and there's a valid file to load</text:p>
        </text:list-item>
        <text:list-item>
          <text:p text:style-name="P3">Holds two pixbufs, pixbuf0 and pixbuf1. Pixbuf0 holds the unscaled, full image, while pixbuf1 holds a scaled (zoomed) copy of pixbuf0</text:p>
        </text:list-item>
        <text:list-item>
          <text:p text:style-name="P4">Concept of a "slaved_view" which will have its center aligned with clicks in this FitsViewer (e.g., thumbs)</text:p>
        </text:list-item>
        <text:list-item>
          <text:p text:style-name="P3">Uses a separate RendererPane to control black/white settings</text:p>
          <text:list>
            <text:list-item>
              <text:p text:style-name="P4">Concept of an "associated_renderer" allows one renderer to control multiple FitsViewers (e.g., thumbs)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21-04-11T09:53:21.199895417</meta:creation-date>
    <meta:printed-by>Mark </meta:printed-by>
    <meta:print-date>2021-04-11T10:27:30.506742925</meta:print-date>
    <dc:date>2021-04-11T22:16:05.860191024</dc:date>
    <dc:creator>Mark </dc:creator>
    <meta:editing-duration>PT11H38M44S</meta:editing-duration>
    <meta:editing-cycles>1</meta:editing-cycles>
    <meta:document-statistic meta:table-count="0" meta:image-count="0" meta:object-count="0" meta:page-count="1" meta:paragraph-count="9" meta:word-count="96" meta:character-count="645" meta:non-whitespace-character-count="564"/>
    <meta:generator>LibreOffice/6.0.4.2$Linux_X86_64 LibreOffice_project/9b0d9b32d5dcda91d2f1a96dc04c645c450872bf</meta:generator>
  </office:meta>
</office:document-meta>
</file>